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Geenafstand" style:master-page-name="MP0" style:family="paragraph">
      <style:paragraph-properties fo:break-before="page"/>
    </style:style>
  </office:automatic-styles>
  <office:body>
    <office:text text:use-soft-page-breaks="true">
      <text:p text:style-name="P1">Ontwikkelaars:<text:tab/><text:tab/><text:tab/><text:tab/><text:tab/><text:tab/>Yiri Boomgaard en Tim Drion</text:p>
      <text:p text:style-name="Geenafstand">Naam<text:tab/><text:tab/><text:tab/><text:tab/><text:tab/><text:tab/><text:tab/>Zero Gravity Hardware</text:p>
      <text:p text:style-name="Geenafstand">Functie(verkoop)<text:tab/><text:tab/><text:tab/><text:tab/><text:tab/>ACME hardware</text:p>
      <text:p text:style-name="Geenafstand">Inlog<text:tab/><text:tab/><text:tab/><text:tab/><text:tab/><text:tab/><text:tab/>Ja</text:p>
      <text:p text:style-name="Geenafstand">Winkelmand<text:tab/><text:tab/><text:tab/><text:tab/><text:tab/><text:tab/>Ja</text:p>
      <text:p text:style-name="Geenafstand">Contactpagina<text:tab/><text:tab/><text:tab/><text:tab/><text:tab/><text:tab/>Ja</text:p>
      <text:p text:style-name="Geenafstand">Doelgroep<text:tab/><text:tab/><text:tab/><text:tab/><text:tab/><text:tab/>Hardware nodig hebbende Peters.</text:p>
      <text:p text:style-name="Geenafstand">Logo<text:tab/><text:tab/><text:tab/><text:tab/><text:tab/><text:tab/><text:tab/></text:p>
      <text:p text:style-name="Geenafstand">Tag-line</text:p>
      <text:p text:style-name="Geenafstand">Duur/ Goedkoop</text:p>
      <text:p text:style-name="Geenafstand">Take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Geenafstand" style:display-name="Geen afstand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im Drion</meta:initial-creator>
    <dc:creator>Tim Drion</dc:creator>
    <meta:creation-date>2016-02-10T13:19:00Z</meta:creation-date>
    <dc:date>2016-02-10T15:27:00Z</dc:date>
    <meta:template xlink:href="Normal" xlink:type="simple"/>
    <meta:editing-cycles>2</meta:editing-cycles>
    <meta:editing-duration>PT7680S</meta:editing-duration>
    <meta:document-statistic meta:page-count="1" meta:paragraph-count="1" meta:word-count="40" meta:character-count="260" meta:row-count="1" meta:non-whitespace-character-count="221"/>
  </office:meta>
</office:document-meta>
</file>